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5-04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4-12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4-10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4-04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3-12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3-01-1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2-10-0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2-04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2-01-1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1-10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1-04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1-01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0-10-2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20-01-0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9-10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9-04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9-01-2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8-01-0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7-01-05 16:5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6-01-12 22:0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3-01-24 17:07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2-01-09 20:34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1-01-13 22:16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10-01-04 19:0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9-01-16 14:37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8-01-03 16:45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7-01-08 19:2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6-01-09 14:5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5-01-10 20:0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4-01-07 23:29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3-01-06 20:10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2-01-09 19:55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1-01-04 20:44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2000-01-05 18:5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9-01-12 00:19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8-01-12 23:3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717098593501</text:p>
          </table:table-cell>
          <table:table-cell office:value-type="string" calcext:value-type="string">
            <text:p>26S 15W 17BBC 01</text:p>
          </table:table-cell>
          <table:table-cell office:value-type="string" calcext:value-type="string">
            <text:p>198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